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3.85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6.459cm"/>
    </style:style>
    <style:style style:name="pr6" style:family="presentation" style:parent-style-name="Default-outline1">
      <style:graphic-properties fo:min-height="16.959cm"/>
    </style:style>
    <style:style style:name="pr7" style:family="presentation" style:parent-style-name="Default-outline1">
      <style:graphic-properties fo:min-height="17cm"/>
    </style:style>
    <style:style style:name="pr8" style:family="presentation" style:parent-style-name="Default-outline1">
      <style:graphic-properties fo:min-height="17.959cm"/>
    </style:style>
    <style:style style:name="pr9" style:family="presentation" style:parent-style-name="Default-outline1">
      <style:graphic-properties fo:min-height="16.193cm"/>
    </style:style>
    <style:style style:name="pr10" style:family="presentation" style:parent-style-name="Default-outline1">
      <style:graphic-properties fo:min-height="15.427cm"/>
    </style:style>
    <style:style style:name="pr11" style:family="presentation" style:parent-style-name="Default-title">
      <style:graphic-properties fo:min-height="3.532cm"/>
    </style:style>
    <style:style style:name="pr12" style:family="presentation" style:parent-style-name="Default-outline1">
      <style:graphic-properties fo:min-height="14.941cm"/>
    </style:style>
    <style:style style:name="pr13" style:family="presentation" style:parent-style-name="Default-outline1">
      <style:graphic-properties fo:min-height="14.161cm"/>
    </style:style>
    <style:style style:name="pr14" style:family="presentation" style:parent-style-name="Default-outline1">
      <style:graphic-properties fo:min-height="15.703cm"/>
    </style:style>
    <style:style style:name="pr15" style:family="presentation" style:parent-style-name="Default-outline1">
      <style:graphic-properties fo:min-height="16.5cm"/>
    </style:style>
    <style:style style:name="pr16" style:family="presentation" style:parent-style-name="Default-outline1">
      <style:graphic-properties fo:min-height="17.725cm"/>
    </style:style>
    <style:style style:name="pr17" style:family="presentation" style:parent-style-name="Default-outline1">
      <style:graphic-properties fo:min-height="13.895cm"/>
    </style:style>
    <style:style style:name="pr18" style:family="presentation" style:parent-style-name="Default-title">
      <style:graphic-properties fo:min-height="5.209cm"/>
    </style:style>
    <style:style style:name="pr19" style:family="presentation" style:parent-style-name="Default-outline1">
      <style:graphic-properties fo:min-height="15.661cm"/>
    </style:style>
    <style:style style:name="pr20" style:family="presentation" style:parent-style-name="Default-outline1">
      <style:graphic-properties fo:min-height="15.193cm"/>
    </style:style>
    <style:style style:name="pr21" style:family="presentation" style:parent-style-name="Default-outline1">
      <style:graphic-properties fo:min-height="17.193cm"/>
    </style:style>
    <style:style style:name="pr22" style:family="presentation" style:parent-style-name="Default-outline1">
      <style:graphic-properties fo:min-height="14.927cm"/>
    </style:style>
    <style:style style:name="pr23" style:family="presentation" style:parent-style-name="Default-outline1">
      <style:graphic-properties fo:min-height="15.693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color="#c5000b" fo:font-weight="bold" style:font-weight-asian="bold" style:font-weight-complex="bold"/>
    </style:style>
    <style:style style:name="P3" style:family="paragraph">
      <style:text-properties fo:font-size="20pt"/>
    </style:style>
    <style:style style:name="P4" style:family="paragraph">
      <style:text-properties fo:color="#000000" fo:font-weight="bold" style:font-weight-asian="bold" style:font-weight-complex="bold"/>
    </style:style>
    <style:style style:name="P5" style:family="paragraph">
      <style:text-properties fo:color="#ff420e"/>
    </style:style>
    <style:style style:name="P6" style:family="paragraph">
      <style:paragraph-properties fo:margin-left="1.27cm" fo:margin-right="0cm" fo:text-indent="-0.635cm"/>
    </style:style>
    <style:style style:name="P7" style:family="paragraph">
      <style:text-properties fo:font-weight="normal" style:font-weight-asian="normal" style:font-weight-complex="normal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paragraph-properties fo:margin-left="1.905cm" fo:margin-right="0cm" fo:text-indent="-0.635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5000b" fo:font-weight="bold" style:font-weight-asian="bold" style:font-weight-complex="bold"/>
    </style:style>
    <style:style style:name="T3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4" style:family="text">
      <style:text-properties fo:color="#004586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5" style:family="text">
      <style:text-properties fo:color="#2a6099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6" style:family="text">
      <style:text-properties fo:color="#004586" fo:language="zxx" fo:country="none" style:text-underline-style="none" fo:font-weight="bold" style:language-asian="zxx" style:country-asian="none" style:font-weight-asian="bold" style:language-complex="zxx" style:country-complex="none" style:font-weight-complex="bold"/>
    </style:style>
    <style:style style:name="T7" style:family="text">
      <style:text-properties fo:language="zxx" fo:country="none" style:language-asian="zxx" style:country-asian="none" style:language-complex="zxx" style:country-complex="none"/>
    </style:style>
    <style:style style:name="T8" style:family="text">
      <style:text-properties fo:color="#2a6099" fo:language="zxx" fo:country="none" style:text-underline-style="none" fo:font-weight="bold" style:language-asian="zxx" style:country-asian="none" style:font-weight-asian="bold" style:language-complex="zxx" style:country-complex="none" style:font-weight-complex="bold"/>
    </style:style>
    <style:style style:name="T9" style:family="text">
      <style:text-properties fo:color="#2a6099" fo:font-weight="bold" style:font-weight-asian="bold" style:font-weight-complex="bold"/>
    </style:style>
    <style:style style:name="T10" style:family="text">
      <style:text-properties fo:color="#004586" fo:font-weight="bold" style:font-weight-asian="bold" style:font-weight-complex="bold"/>
    </style:style>
    <style:style style:name="T11" style:family="text">
      <style:text-properties fo:color="#000000" fo:font-weight="bold" style:font-weight-asian="bold" style:font-weight-complex="bold"/>
    </style:style>
    <style:style style:name="T12" style:family="text">
      <style:text-properties fo:color="#9900ff" fo:font-weight="bold" style:font-weight-asian="bold" style:font-weight-complex="bold"/>
    </style:style>
    <style:style style:name="T13" style:family="text">
      <style:text-properties fo:color="#9900ff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4" style:family="text">
      <style:text-properties fo:color="#c5000b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5" style:family="text">
      <style:text-properties fo:color="#000000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6" style:family="text">
      <style:text-properties style:use-window-font-color="true" fo:font-weight="bold" style:font-weight-asian="bold" style:font-weight-complex="bold"/>
    </style:style>
    <style:style style:name="T17" style:family="text">
      <style:text-properties fo:color="#9900ff"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fo:color="#009900" fo:font-weight="bold" style:font-weight-asian="bold" style:font-weight-complex="bold"/>
    </style:style>
    <style:style style:name="T19" style:family="text">
      <style:text-properties fo:color="#9900ff" fo:language="zxx" fo:country="none" style:text-underline-style="solid" style:text-underline-width="auto" style:text-underline-color="font-color" fo:font-weight="bold" style:language-asian="zxx" style:country-asian="none" style:font-weight-asian="bold" style:language-complex="zxx" style:country-complex="none" style:font-weight-complex="bold"/>
    </style:style>
    <style:style style:name="T20" style:family="text">
      <style:text-properties fo:color="#009933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21" style:family="text">
      <style:text-properties fo:color="#009900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2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3" style:family="text">
      <style:text-properties fo:language="zxx" fo:country="none" fo:font-weight="bold" style:language-asian="zxx" style:country-asian="none" style:language-complex="zxx" style:country-complex="none" style:font-weight-complex="bold"/>
    </style:style>
    <style:style style:name="T24" style:family="text">
      <style:text-properties fo:color="#2a6099" fo:language="zxx" fo:country="none" style:language-asian="zxx" style:country-asian="none" style:language-complex="zxx" style:country-complex="none"/>
    </style:style>
    <style:style style:name="T25" style:family="text">
      <style:text-properties fo:color="#c9211e" fo:language="zxx" fo:country="none" style:language-asian="zxx" style:country-asian="none" style:language-complex="zxx" style:country-complex="none"/>
    </style:style>
    <style:style style:name="T26" style:family="text">
      <style:text-properties fo:color="#000000" fo:language="zxx" fo:country="none" fo:font-weight="bold" style:language-asian="zxx" style:country-asian="none" style:language-complex="zxx" style:country-complex="none" style:font-weight-complex="bold"/>
    </style:style>
    <style:style style:name="T27" style:family="text">
      <style:text-properties fo:color="#2a6099" fo:language="zxx" fo:country="none" fo:font-weight="bold" style:language-asian="zxx" style:country-asian="none" style:language-complex="zxx" style:country-complex="none" style:font-weight-complex="bold"/>
    </style:style>
    <style:style style:name="T28" style:family="text">
      <style:text-properties style:text-position="super 58%" fo:font-weight="bold" style:font-weight-asian="bold" style:font-weight-complex="bold"/>
    </style:style>
    <style:style style:name="T29" style:family="text">
      <style:text-properties fo:color="#c9211e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30" style:family="text">
      <style:text-properties fo:color="#009933" style:text-underline-style="solid" style:text-underline-width="auto" style:text-underline-color="font-color" fo:font-weight="bold" style:font-weight-asian="bold" style:font-weight-complex="bold"/>
    </style:style>
    <style:style style:name="T31" style:family="text">
      <style:text-properties fo:color="#009933" fo:font-weight="bold" style:font-weight-asian="bold" style:font-weight-complex="bold"/>
    </style:style>
    <style:style style:name="T32" style:family="text">
      <style:text-properties fo:color="#009933" style:text-position="super 58%" fo:font-weight="bold" style:font-weight-asian="bold" style:font-weight-complex="bold"/>
    </style:style>
    <style:style style:name="T33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34" style:family="text">
      <style:text-properties fo:color="#0084d1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35" style:family="text">
      <style:text-properties fo:color="#0066cc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36" style:family="text">
      <style:text-properties fo:color="#ff420e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37" style:family="text">
      <style:text-properties fo:color="#009933" fo:language="zxx" fo:country="none" style:text-underline-style="solid" style:text-underline-width="auto" style:text-underline-color="font-color" fo:font-weight="bold" style:language-asian="zxx" style:country-asian="none" style:font-weight-asian="bold" style:language-complex="zxx" style:country-complex="none" style:font-weight-complex="bold"/>
    </style:style>
    <style:style style:name="T38" style:family="text">
      <style:text-properties fo:color="#000000" fo:language="zxx" fo:country="none" fo:font-style="italic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39" style:family="text">
      <style:text-properties fo:color="#ff420e" fo:font-weight="bold" style:font-weight-asian="bold" style:font-weight-complex="bold"/>
    </style:style>
    <style:style style:name="T40" style:family="text">
      <style:text-properties fo:color="#ff420e"/>
    </style:style>
    <style:style style:name="T41" style:family="text">
      <style:text-properties fo:color="#000000"/>
    </style:style>
    <style:style style:name="T42" style:family="text">
      <style:text-properties fo:color="#009933"/>
    </style:style>
    <style:style style:name="T43" style:family="text">
      <style:text-properties fo:color="#9900ff"/>
    </style:style>
    <style:style style:name="T44" style:family="text">
      <style:text-properties fo:color="#000000" style:text-position="super 58%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45" style:family="text">
      <style:text-properties fo:color="#0084d1" fo:font-weight="bold" style:font-weight-asian="bold" style:font-weight-complex="bold"/>
    </style:style>
    <style:style style:name="T46" style:family="text">
      <style:text-properties fo:language="zxx" fo:country="none" style:text-underline-style="solid" style:text-underline-width="auto" style:text-underline-color="font-color" fo:font-weight="bold" style:language-asian="zxx" style:country-asian="none" style:font-weight-asian="bold" style:language-complex="zxx" style:country-complex="none" style:font-weight-complex="bold"/>
    </style:style>
    <style:style style:name="T47" style:family="text">
      <style:text-properties fo:color="#00cc00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48" style:family="text">
      <style:text-properties fo:color="#c9211e" fo:language="zxx" fo:country="none" style:text-underline-style="solid" style:text-underline-width="auto" style:text-underline-color="font-color" fo:font-weight="bold" style:language-asian="zxx" style:country-asian="none" style:font-weight-asian="bold" style:language-complex="zxx" style:country-complex="none" style:font-weight-complex="bold"/>
    </style:style>
    <style:style style:name="T49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50" style:family="text">
      <style:text-properties fo:color="#c5000b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51" style:family="text">
      <style:text-properties fo:color="#9900ff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52" style:family="text">
      <style:text-properties fo:font-size="32pt" fo:language="zxx" fo:country="none" fo:font-weight="bold" style:font-size-asian="32pt" style:language-asian="zxx" style:country-asian="none" style:font-size-complex="32pt" style:language-complex="zxx" style:country-complex="none" style:font-weight-complex="bold"/>
    </style:style>
    <style:style style:name="T53" style:family="text">
      <style:text-properties fo:font-size="32pt" fo:language="zxx" fo:country="none" style:font-size-asian="32pt" style:language-asian="zxx" style:country-asian="none" style:font-size-complex="32pt" style:language-complex="zxx" style:country-complex="none"/>
    </style:style>
    <style:style style:name="T54" style:family="text">
      <style:text-properties fo:color="#2a6099" fo:font-size="32pt" fo:language="zxx" fo:country="none" style:font-size-asian="32pt" style:language-asian="zxx" style:country-asian="none" style:font-size-complex="32pt" style:language-complex="zxx" style:country-complex="none"/>
    </style:style>
    <style:style style:name="T55" style:family="text">
      <style:text-properties fo:color="#c9211e" fo:font-size="32pt" fo:language="zxx" fo:country="none" style:font-size-asian="32pt" style:language-asian="zxx" style:country-asian="none" style:font-size-complex="32pt" style:language-complex="zxx" style:country-complex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he Davidic Covenant</text:p>
          </draw:text-box>
        </draw:frame>
        <draw:frame presentation:style-name="pr2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We will cover</text:span></text:p>
          </draw:text-box>
        </draw:frame>
        <draw:frame presentation:style-name="pr2" draw:text-style-name="P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The content</text:span></text:p>
              </text:list-item>
              <text:list-item>
                <text:p><text:span text:style-name="T1">Who was it made to?</text:span></text:p>
              </text:list-item>
              <text:list-item>
                <text:p><text:span text:style-name="T1">Conditions?</text:span></text:p>
              </text:list-item>
              <text:list-item>
                <text:p><text:span text:style-name="T1">Promises</text:span></text:p>
              </text:list-item>
              <text:list-item>
                <text:p><text:span text:style-name="T1">Time and manner of fulfillm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The Davidic Covenant</text:span></text:p>
          </draw:text-box>
        </draw:frame>
        <draw:frame presentation:style-name="pr2" draw:text-style-name="P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The cont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The content</text:span></text:p>
          </draw:text-box>
        </draw:frame>
        <draw:frame presentation:style-name="pr5" draw:layer="layout" svg:width="25.199cm" svg:height="16.459cm" svg:x="1.4cm" svg:y="4.914cm" presentation:class="outline" presentation:user-transformed="true">
          <draw:text-box>
            <text:list text:style-name="L2">
              <text:list-item>
                <text:p>Stated in <text:line-break/><text:span text:style-name="T1">2 Samuel 7:11-16</text:span><text:line-break/><text:span text:style-name="T3">11. </text:span><text:span text:style-name="T4">even from the day that I commanded judges [to be] over My people Israel; and I will give you rest from all your enemies. Yahweh also declares to you that Yahweh will make a house for you.</text:span><text:span text:style-name="T3"><text:line-break/></text:span><text:span text:style-name="T3">12. </text:span><text:span text:style-name="T5">"</text:span><text:span text:style-name="T6">When your days are fulfilled and you lie down with your fathers, I will raise up [one of] your seed after you, who will come forth from your own body, and I will establish his kingdom</text:span><text:span text:style-name="T4">.</text:span><text:span text:style-name="T7"><text:line-break/></text:span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he content...</text:p>
          </draw:text-box>
        </draw:frame>
        <draw:frame presentation:style-name="pr6" draw:text-style-name="P1" draw:layer="layout" svg:width="25.199cm" svg:height="16.959cm" svg:x="1.4cm" svg:y="3.814cm" presentation:class="outline" presentation:user-transformed="true">
          <draw:text-box>
            <text:p><text:span text:style-name="T3">13. </text:span><text:span text:style-name="T5">"</text:span><text:span text:style-name="T8">He </text:span><text:span text:style-name="T6">shall build a house for My name, and I will establish the throne of his kingdom forever</text:span><text:span text:style-name="T4">.</text:span></text:p>
            <text:p><text:span text:style-name="T1">14. </text:span><text:span text:style-name="T9">"</text:span><text:span text:style-name="T10">I will be a father to him and he will be a son to Me; when he commits iniquity, I will reprove him with the rod of men and the strikes from the sons of men,</text:span><text:span text:style-name="T1"><text:line-break/></text:span><text:span text:style-name="T1">15. </text:span><text:span text:style-name="T10">"but My lovingkindness shall not be removed from him, as I removed [it] from Saul, whom I removed from before you.</text:span><text:span text:style-name="T1"><text:line-break/></text:span><text:span text:style-name="T1">16. </text:span><text:span text:style-name="T10">""And your house and your kingdom shall endure before Me forever; your throne shall be established forever."'"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The Davidic Covenant</text:span></text:p>
          </draw:text-box>
        </draw:frame>
        <draw:frame presentation:style-name="pr2" draw:text-style-name="P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1">The content</text:span></text:p>
              </text:list-item>
              <text:list-item>
                <text:p><text:span text:style-name="T2">Who was it made to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2">Who</text:span><text:span text:style-name="T1"> was it made to?</text:span>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">12. </text:span><text:span text:style-name="T5">"</text:span><text:span text:style-name="T4">When </text:span><text:span text:style-name="T13">your</text:span><text:span text:style-name="T4"> days are fulfilled and you lie down with your fathers, </text:span><text:span text:style-name="T13">I</text:span><text:span text:style-name="T14"> will raise up</text:span><text:span text:style-name="T4"> [one of] </text:span><text:span text:style-name="T14">your </text:span><text:span text:style-name="T13">seed</text:span><text:span text:style-name="T4"> after you, who will come forth from your own body, and </text:span><text:span text:style-name="T13">I</text:span><text:span text:style-name="T14"> will establish his kingdom</text:span><text:span text:style-name="T4">.</text:span></text:p>
              </text:list-item>
              <text:list-item>
                <text:p><text:span text:style-name="T15">The covenant was made between </text:span><text:span text:style-name="T13">God</text:span><text:span text:style-name="T15">, </text:span><text:span text:style-name="T13">David</text:span><text:span text:style-name="T15">, and </text:span><text:span text:style-name="T13">David's seed</text:span><text:span text:style-name="T15"> (offspring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The Davidic Covenant</text:span></text:p>
          </draw:text-box>
        </draw:frame>
        <draw:frame presentation:style-name="pr2" draw:text-style-name="P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1">The content</text:span></text:p>
              </text:list-item>
              <text:list-item>
                <text:p><text:span text:style-name="T16">Who was it made to?</text:span></text:p>
              </text:list-item>
              <text:list-item>
                <text:p><text:span text:style-name="T2">Conditions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Conditions?</text:span></text:p>
          </draw:text-box>
        </draw:frame>
        <draw:frame presentation:style-name="pr7" draw:text-style-name="P1" draw:layer="layout" svg:width="27cm" svg:height="17cm" svg:x="0.5cm" svg:y="3.5cm" presentation:class="outline" presentation:user-transformed="true">
          <draw:text-box>
            <text:list text:style-name="L2">
              <text:list-item>
                <text:p><text:span text:style-name="T1">None</text:span></text:p>
              </text:list-item>
              <text:list-item>
                <text:p><text:span text:style-name="T1">God did not state anything that David would have to do</text:span></text:p>
              </text:list-item>
              <text:list-item>
                <text:p><text:span text:style-name="T1">In order for God to do what He said He would</text:span></text:p>
              </text:list-item>
              <text:list-item>
                <text:p><text:span text:style-name="T2">Don't confuse</text:span><text:span text:style-name="T1"> "no conditions" in this covenant with Old or New Testament </text:span><text:span text:style-name="T2">people</text:span><text:span text:style-name="T1"> having </text:span><text:span text:style-name="T2">no conditions</text:span><text:span text:style-name="T1"> for </text:span><text:span text:style-name="T2">individual salvation</text:span></text:p>
              </text:list-item>
              <text:list-item>
                <text:p><text:span text:style-name="T1">The Davidic covenant is God declaring what would become a fact of redemptive history through Chris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The Davidic Covenant</text:span></text:p>
          </draw:text-box>
        </draw:frame>
        <draw:frame presentation:style-name="pr2" draw:text-style-name="P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1">The content</text:span></text:p>
              </text:list-item>
              <text:list-item>
                <text:p><text:span text:style-name="T16">Who was it made to?</text:span></text:p>
              </text:list-item>
              <text:list-item>
                <text:p><text:span text:style-name="T11">Conditions?</text:span></text:p>
              </text:list-item>
              <text:list-item>
                <text:p><text:span text:style-name="T2">Promis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text-style-name="P1" draw:layer="layout" svg:width="25.199cm" svg:height="3.506cm" svg:x="1.5cm" svg:y="0.994cm" presentation:class="title" presentation:user-transformed="true">
          <draw:text-box>
            <text:p><text:span text:style-name="T1">Promises – what were they?</text:span></text:p>
          </draw:text-box>
        </draw:frame>
        <draw:frame presentation:style-name="pr8" draw:layer="layout" svg:width="27cm" svg:height="17.959cm" svg:x="0.5cm" svg:y="3.914cm" presentation:class="outline" presentation:user-transformed="true">
          <draw:text-box>
            <text:list text:style-name="L2">
              <text:list-item>
                <text:p><text:span text:style-name="T3">God would build David a </text:span><text:span text:style-name="T14">dynasty/house</text:span></text:p>
              </text:list-item>
              <text:list-item>
                <text:p><text:span text:style-name="T1">A singular(</text:span><text:span text:style-name="T17">his</text:span><text:span text:style-name="T1">) </text:span><text:span text:style-name="T12">son of David</text:span><text:span text:style-name="T1"> would succeed him</text:span></text:p>
              </text:list-item>
              <text:list-item>
                <text:p><text:span text:style-name="T1">Kingdom established </text:span><text:span text:style-name="T18">forever</text:span></text:p>
              </text:list-item>
            </text:list>
            <text:p><text:span text:style-name="T3">12. </text:span><text:span text:style-name="T5">"...</text:span><text:span text:style-name="T4">I will raise up [one of] </text:span><text:span text:style-name="T13">your seed after you</text:span><text:span text:style-name="T4">, who will come forth from your own body, and </text:span><text:span text:style-name="T4"><text:line-break/></text:span><text:span text:style-name="T14">I will establish </text:span><text:span text:style-name="T19">his</text:span><text:span text:style-name="T14"> kingdom</text:span><text:span text:style-name="T4">.</text:span><text:span text:style-name="T4"><text:line-break/></text:span><text:span text:style-name="T15">13. </text:span><text:span text:style-name="T5">"</text:span><text:span text:style-name="T19">He</text:span><text:span text:style-name="T13"> shall</text:span><text:span text:style-name="T4"> build </text:span><text:span text:style-name="T14">a house</text:span><text:span text:style-name="T4"> for My name, and </text:span><text:span text:style-name="T4"><text:line-break/></text:span><text:span text:style-name="T14">I will establish</text:span><text:span text:style-name="T4"> the </text:span><text:span text:style-name="T14">throne</text:span><text:span text:style-name="T4"> of </text:span><text:span text:style-name="T19">his</text:span><text:span text:style-name="T13"> kingdom</text:span><text:span text:style-name="T4"> </text:span><text:span text:style-name="T20">forever</text:span><text:span text:style-name="T4">.</text:span><text:span text:style-name="T4"><text:line-break/></text:span><text:span text:style-name="T15">16.</text:span><text:span text:style-name="T4"> ""And </text:span><text:span text:style-name="T14">your house</text:span><text:span text:style-name="T4"> and your </text:span><text:span text:style-name="T14">kingdom</text:span><text:span text:style-name="T4"> shall endure before Me </text:span><text:span text:style-name="T20">forever</text:span><text:span text:style-name="T4">; your </text:span><text:span text:style-name="T14">throne</text:span><text:span text:style-name="T4"> shall be </text:span><text:span text:style-name="T21">established forever</text:span><text:span text:style-name="T4">."'"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13.</text:span> <text:span text:style-name="T14">He shall</text:span><text:span text:style-name="T4"> build a </text:span><text:span text:style-name="T14">house</text:span><text:span text:style-name="T4"> for My name</text:span></text:p>
                <text:list>
                  <text:list-item>
                    <text:p><text:span text:style-name="T15">This </text:span><text:span text:style-name="T13">son of David</text:span><text:span text:style-name="T15"> would build a </text:span><text:span text:style-name="T14">house</text:span><text:span text:style-name="T15"> for God</text:span></text:p>
                  </text:list-item>
                </text:list>
              </text:list-item>
              <text:list-item>
                <text:p><text:span text:style-name="T15">14. </text:span><text:span text:style-name="T5">"</text:span><text:span text:style-name="T14">I will be</text:span><text:span text:style-name="T4"> a </text:span><text:span text:style-name="T14">father</text:span><text:span text:style-name="T4"> to him and </text:span><text:span text:style-name="T14">he will be</text:span><text:span text:style-name="T4"> a </text:span><text:span text:style-name="T14">son</text:span><text:span text:style-name="T4"> to Me</text:span></text:p>
                <text:list>
                  <text:list-item>
                    <text:p><text:span text:style-name="T15">He would enjoy a Father/Son relationship with Go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The Davidic Covenant</text:span></text:p>
          </draw:text-box>
        </draw:frame>
        <draw:frame presentation:style-name="pr2" draw:text-style-name="P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1">The content</text:span></text:p>
              </text:list-item>
              <text:list-item>
                <text:p><text:span text:style-name="T16">Who was it made to?</text:span></text:p>
              </text:list-item>
              <text:list-item>
                <text:p><text:span text:style-name="T11">Conditions?</text:span></text:p>
              </text:list-item>
              <text:list-item>
                <text:p><text:span text:style-name="T11">Promises</text:span></text:p>
              </text:list-item>
              <text:list-item>
                <text:p><text:span text:style-name="T2">Time and manner of fulfillm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Time and manner of fulfillment</text:span></text:p>
          </draw:text-box>
        </draw:frame>
        <draw:frame presentation:style-name="pr2" draw:text-style-name="P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Initially Solom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Solomon - temple</text:span></text:p>
          </draw:text-box>
        </draw:frame>
        <draw:frame presentation:style-name="pr2" draw:text-style-name="P1" draw:layer="layout" svg:width="25.199cm" svg:height="13.859cm" svg:x="1.4cm" svg:y="4.914cm" presentation:class="outline">
          <draw:text-box>
            <text:p><text:span text:style-name="T3">13. </text:span><text:span text:style-name="T5">"He </text:span><text:span text:style-name="T4">shall build </text:span><text:span text:style-name="T14">a house</text:span><text:span text:style-name="T4"> for My name</text:span></text:p>
            <text:list text:style-name="L2">
              <text:list-item>
                <text:p><text:span text:style-name="T1">Solomon built the </text:span><text:span text:style-name="T2">temple</text:span><text:span text:style-name="T1"><text:line-break/></text:span><text:span text:style-name="T1">as an initial fulfillment</text:span></text:p>
              </text:list-item>
              <text:list-item>
                <text:p><text:span text:style-name="T1">Solomon was the immediate </text:span><text:span text:style-name="T22">son</text:span><text:span text:style-name="T1"> on David's throne – </text:span><text:span text:style-name="T22">others follow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layer="layout" svg:width="25.199cm" svg:height="3.506cm" svg:x="1.4cm" svg:y="0.137cm" presentation:class="title" presentation:user-transformed="true">
          <draw:text-box>
            <text:p>The body of Christ<text:line-break/>is the new temple that Jesus built</text:p>
          </draw:text-box>
        </draw:frame>
        <draw:frame presentation:style-name="pr9" draw:layer="layout" svg:width="27cm" svg:height="16.193cm" svg:x="0.5cm" svg:y="4cm" presentation:class="outline" presentation:user-transformed="true">
          <draw:text-box>
            <text:list text:style-name="L2">
              <text:list-item>
                <text:p><text:span text:style-name="T1">Ephesians 2:19-22</text:span> – Christ is the chief cornerstone, <text:line-break/>we the saints are being fitted together into a holy temple in the Lord</text:p>
              </text:list-item>
              <text:list-item>
                <text:p><text:span text:style-name="T23">1 Timothy 3:15 -</text:span><text:span text:style-name="T7"> </text:span><text:span text:style-name="T24">but if I am delayed, I write so that you may know how you ought to conduct yourself in </text:span><text:span text:style-name="T25">the house of God, which is the church of the living God</text:span><text:span text:style-name="T24">, the pillar and ground of the truth.</text:span></text:p>
              </text:list-item>
              <text:list-item>
                <text:p><text:span text:style-name="T26">1 Peter 2:5 -</text:span><text:span text:style-name="T27"> </text:span><text:span text:style-name="T24">"</text:span><text:span text:style-name="T25">you</text:span><text:span text:style-name="T24"> also, as </text:span><text:span text:style-name="T25">living stones</text:span><text:span text:style-name="T24">, are being built up as </text:span><text:span text:style-name="T25">a spiritual house</text:span><text:span text:style-name="T24"> for a holy priesthood, to offer up spiritual sacrifices acceptable to God through Jesus Christ."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Time and manner of fulfillment</text:span></text:p>
          </draw:text-box>
        </draw:frame>
        <draw:frame presentation:style-name="pr2" draw:text-style-name="P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1">Initially Solomon</text:span></text:p>
              </text:list-item>
              <text:list-item>
                <text:p><text:span text:style-name="T2">Generations of kings after Davi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20 generations of iniquity</text:span><text:span text:style-name="T1"><text:line-break/></text:span><text:span text:style-name="T1">until the Babylonian exile</text:span></text:p>
          </draw:text-box>
        </draw:frame>
        <draw:frame presentation:style-name="pr10" draw:layer="layout" svg:width="25.199cm" svg:height="15.427cm" svg:x="1.4cm" svg:y="4.914cm" presentation:class="outline" presentation:user-transformed="true">
          <draw:text-box>
            <text:p><text:span text:style-name="T1">14. </text:span><text:span text:style-name="T9">"</text:span><text:span text:style-name="T10">I will be a father to him and he will be a son to Me; </text:span><text:span text:style-name="T2">when he commits iniquity</text:span><text:span text:style-name="T10">, I will </text:span><text:span text:style-name="T2">reprove</text:span><text:span text:style-name="T10"> him with </text:span><text:span text:style-name="T2">the rod of men</text:span><text:span text:style-name="T10"> and the </text:span><text:span text:style-name="T2">strikes</text:span><text:span text:style-name="T10"> from the </text:span><text:span text:style-name="T2">sons of men</text:span><text:span text:style-name="T10">,</text:span></text:p>
            <text:list text:style-name="L2">
              <text:list-item>
                <text:p><text:span text:style-name="T11">The kings of David's lineage committed lots of iniquity</text:span></text:p>
              </text:list-item>
              <text:list-item>
                <text:p><text:span text:style-name="T11">God surely did reprove/correct those kings with chastisement by the hands of sons of men from the surrounding Gentile nations</text:span></text:p>
              </text:list-item>
              <text:list-item>
                <text:p><text:span text:style-name="T2">Christ</text:span><text:span text:style-name="T11"> did </text:span><text:span text:style-name="T2">no iniquity</text:span><text:span text:style-name="T11">, but surely bore ours as He was wounded for our transgressions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Time and manner of fulfillment</text:span></text:p>
          </draw:text-box>
        </draw:frame>
        <draw:frame presentation:style-name="pr2" draw:text-style-name="P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1">Initially Solomon</text:span></text:p>
              </text:list-item>
              <text:list-item>
                <text:p><text:span text:style-name="T11">Generations of kings after David</text:span></text:p>
              </text:list-item>
              <text:list-item>
                <text:p><text:span text:style-name="T2">Eternal fulfillment in Chris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11" draw:text-style-name="P1" draw:layer="layout" svg:width="25.199cm" svg:height="3.532cm" svg:x="1.4cm" svg:y="0.824cm" presentation:class="title" presentation:user-transformed="true">
          <draw:text-box>
            <text:p><text:span text:style-name="T1">Acts 2 is</text:span><text:span text:style-name="T1"><text:line-break/></text:span><text:span text:style-name="T1">Peter's 1</text:span><text:span text:style-name="T28">st</text:span><text:span text:style-name="T1"> recorded sermon</text:span></text:p>
          </draw:text-box>
        </draw:frame>
        <draw:frame presentation:style-name="pr12" draw:text-style-name="P1" draw:layer="layout" svg:width="25.199cm" svg:height="14.941cm" svg:x="1.4cm" svg:y="4.914cm" presentation:class="outline" presentation:user-transformed="true">
          <draw:text-box>
            <text:list text:style-name="L2">
              <text:list-item>
                <text:p><text:span text:style-name="T1">As we read,</text:span></text:p>
              </text:list-item>
              <text:list-item>
                <text:p><text:span text:style-name="T1">Notice that Peter's sermon is not telling people how to get to heaven</text:span></text:p>
              </text:list-item>
              <text:list-item>
                <text:p><text:span text:style-name="T1">It was about </text:span></text:p>
                <text:list>
                  <text:list-item>
                    <text:p><text:span text:style-name="T1">Christ's resurrection</text:span></text:p>
                  </text:list-item>
                  <text:list-item>
                    <text:p><text:span text:style-name="T1">the covenant to David</text:span></text:p>
                  </text:list-item>
                  <text:list-item>
                    <text:p><text:span text:style-name="T1">and the enthronement of Christ</text:span></text:p>
                  </text:list-item>
                </text:list>
              </text:list-item>
              <text:list-item>
                <text:p><text:span text:style-name="T1">As we read the passage, ask:</text:span><text:span text:style-name="T1"><text:line-break/></text:span><text:span text:style-name="T1">-</text:span><text:span text:style-name="T2">What</text:span><text:span text:style-name="T1"> is Peter trying to </text:span><text:span text:style-name="T2">convince</text:span><text:span text:style-name="T1"> his Jewish audience of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Peter's 1</text:span><text:span text:style-name="T28">st</text:span><text:span text:style-name="T1"> recorded sermon</text:span></text:p>
          </draw:text-box>
        </draw:frame>
        <draw:frame presentation:style-name="pr5" draw:text-style-name="P1" draw:layer="layout" svg:width="27cm" svg:height="16.459cm" svg:x="0.5cm" svg:y="4.414cm" presentation:class="outline" presentation:user-transformed="true">
          <draw:text-box>
            <text:p><text:span text:style-name="T3">Acts 2:29-32</text:span><text:span text:style-name="T3"><text:line-break/></text:span><text:span text:style-name="T3">29. "</text:span><text:span text:style-name="T5">“Men, brothers, I may confidently say to you regarding the patriarch </text:span><text:span text:style-name="T29">David</text:span><text:span text:style-name="T5"> that </text:span><text:span text:style-name="T13">he both died and was buried</text:span><text:span text:style-name="T29">, and his</text:span><text:span text:style-name="T13"> tomb is</text:span><text:span text:style-name="T29"> [fn]</text:span><text:span text:style-name="T13">with us</text:span><text:span text:style-name="T29"> to this day</text:span><text:span text:style-name="T5">.</text:span><text:span text:style-name="T3">"</text:span><text:span text:style-name="T3"><text:line-break/></text:span><text:span text:style-name="T3">30. "</text:span><text:span text:style-name="T5">“And so, because he was a prophet and knew that </text:span><text:span text:style-name="T29">GOD HAD SWORN TO HIM</text:span><text:span text:style-name="T5"> WITH AN OATH TO SET one OF </text:span><text:span text:style-name="T29">THE FRUIT [fn]OF HIS BODY ON HIS THRONE</text:span><text:span text:style-name="T5">,</text:span><text:span text:style-name="T3">"</text:span><text:span text:style-name="T3"><text:line-break/></text:span><text:span text:style-name="T3">31. "</text:span><text:span text:style-name="T5">he looked ahead and spoke of the </text:span><text:span text:style-name="T14">resurrection</text:span><text:span text:style-name="T5"> of the [fn]</text:span><text:span text:style-name="T14">Christ</text:span><text:span text:style-name="T5">, that HE WAS NEITHER FORSAKEN TO HADES, NOR DID His flesh SEE CORRUPTION.</text:span><text:span text:style-name="T3">"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2">Why</text:span><text:span text:style-name="T1"> did Peter say David was </text:span><text:span text:style-name="T22">dead</text:span><text:span text:style-name="T1"> and </text:span><text:span text:style-name="T22">buried</text:span><text:span text:style-name="T1">?</text:span></text:p>
          </draw:text-box>
        </draw:frame>
        <draw:frame presentation:style-name="pr13" draw:layer="layout" svg:width="25.199cm" svg:height="14.161cm" svg:x="1.4cm" svg:y="4.914cm" presentation:class="outline" presentation:user-transformed="true">
          <draw:text-box>
            <text:list text:style-name="L2">
              <text:list-item>
                <text:p><text:span text:style-name="T3">2 Samuel 7:12</text:span><text:span text:style-name="T3"><text:line-break/></text:span><text:span text:style-name="T3">12. </text:span><text:span text:style-name="T5">"</text:span><text:span text:style-name="T14">When</text:span><text:span text:style-name="T4"> your </text:span><text:span text:style-name="T14">days</text:span><text:span text:style-name="T4"> are </text:span><text:span text:style-name="T14">fulfilled</text:span><text:span text:style-name="T4"> and you </text:span><text:span text:style-name="T14">lie down</text:span><text:span text:style-name="T4"> with your </text:span><text:span text:style-name="T14">fathers</text:span><text:span text:style-name="T4">, I will raise up [one of] your seed after you, who will come forth from your own body, and I will establish his kingdom.</text:span></text:p>
              </text:list-item>
              <text:list-item>
                <text:p><text:span text:style-name="T15">Peter said that David is </text:span><text:span text:style-name="T14">dead</text:span><text:span text:style-name="T15"> and </text:span><text:span text:style-name="T14">buried</text:span></text:p>
              </text:list-item>
              <text:list-item>
                <text:p><text:span text:style-name="T15">Peter said David's </text:span><text:span text:style-name="T14">tomb</text:span><text:span text:style-name="T15"> was still around as evidence</text:span></text:p>
              </text:list-item>
              <text:list-item>
                <text:p><text:span text:style-name="T13">Why</text:span><text:span text:style-name="T15">? Why state something so obvious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1" draw:text-style-name="P1" draw:layer="layout" svg:width="26.5cm" svg:height="3.506cm" svg:x="0.5cm" svg:y="0.837cm" presentation:class="title" presentation:user-transformed="true">
          <draw:text-box>
            <text:p><text:span text:style-name="T1">Peter was pointing out a condition that needed to be met</text:span></text:p>
          </draw:text-box>
        </draw:frame>
        <draw:frame presentation:style-name="pr14" draw:text-style-name="P1" draw:layer="layout" svg:width="25.199cm" svg:height="15.703cm" svg:x="1.4cm" svg:y="4.914cm" presentation:class="outline" presentation:user-transformed="true">
          <draw:text-box>
            <text:list text:style-name="L2">
              <text:list-item>
                <text:p><text:span text:style-name="T2">Before</text:span><text:span text:style-name="T1"> the Davidic covenant could be </text:span><text:span text:style-name="T2">fulfilled</text:span></text:p>
              </text:list-item>
              <text:list-item>
                <text:p><text:span text:style-name="T1">David needed to be </text:span><text:span text:style-name="T2">dead</text:span></text:p>
              </text:list-item>
              <text:list-item>
                <text:p><text:span text:style-name="T1">And </text:span><text:span text:style-name="T2">not</text:span><text:span text:style-name="T1"> in a </text:span><text:span text:style-name="T2">resurrection</text:span><text:span text:style-name="T1"> </text:span><text:span text:style-name="T2">body</text:span><text:span text:style-name="T1"> yet</text:span></text:p>
              </text:list-item>
              <text:list-item>
                <text:p><text:span text:style-name="T1">Which means it could </text:span><text:span text:style-name="T2">only</text:span><text:span text:style-name="T1"> be fufilled</text:span></text:p>
              </text:list-item>
              <text:list-item>
                <text:p><text:span text:style-name="T30">between</text:span><text:span text:style-name="T31"> David's death</text:span><text:span text:style-name="T31"><text:line-break/></text:span><text:span text:style-name="T1">And </text:span><text:span text:style-name="T31">Christ's 2</text:span><text:span text:style-name="T32">nd</text:span><text:span text:style-name="T31"> coming </text:span><text:span text:style-name="T11">– </text:span><text:span text:style-name="T33">not after</text:span><text:span text:style-name="T1"> </text:span></text:p>
              </text:list-item>
              <text:list-item>
                <text:p><text:span text:style-name="T1">Because when Christ returns,</text:span><text:span text:style-name="T1"><text:line-break/></text:span><text:span text:style-name="T1">David will be in his </text:span><text:span text:style-name="T2">resurrection body</text:span></text:p>
              </text:list-item>
              <text:list-item>
                <text:p><text:span text:style-name="T1">And </text:span><text:span text:style-name="T2">not</text:span><text:span text:style-name="T1"> physically </text:span><text:span text:style-name="T2">dea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Acts 2:29-33 highlights.</text:span><text:span text:style-name="T1"><text:line-break/></text:span><text:span text:style-name="T1">Then we'll reread the passage</text:span></text:p>
          </draw:text-box>
        </draw:frame>
        <draw:frame presentation:style-name="pr15" draw:text-style-name="P4" draw:layer="layout" svg:width="26.099cm" svg:height="16.5cm" svg:x="0.5cm" svg:y="4.5cm" presentation:class="outline" presentation:user-transformed="true">
          <draw:text-box>
            <text:list text:style-name="L2">
              <text:list-item>
                <text:p><text:span text:style-name="T34">GOD HAD SWORN TO HIM </text:span><text:span text:style-name="T34"><text:line-break/></text:span><text:span text:style-name="T15">(God swore to who?...)</text:span></text:p>
              </text:list-item>
              <text:list-item>
                <text:p><text:span text:style-name="T34">the patriarch David</text:span></text:p>
              </text:list-item>
              <text:list-item>
                <text:p><text:span text:style-name="T34">An oath </text:span><text:span text:style-name="T15">(what oath? Davidic covenant)</text:span></text:p>
              </text:list-item>
              <text:list-item>
                <text:p><text:span text:style-name="T34">TO SET one OF THE </text:span><text:span text:style-name="T14">FRUIT</text:span><text:span text:style-name="T4"> </text:span><text:span text:style-name="T34">[fn]OF</text:span><text:span text:style-name="T4"> </text:span><text:span text:style-name="T14">HIS BODY</text:span><text:span text:style-name="T15"><text:line-break/></text:span><text:span text:style-name="T15">(</text:span><text:span text:style-name="T20">Christ</text:span><text:span text:style-name="T15"> is the Son of David)</text:span></text:p>
              </text:list-item>
              <text:list-item>
                <text:p><text:span text:style-name="T34">ON HIS THRONE</text:span><text:span text:style-name="T15"><text:line-break/></text:span><text:span text:style-name="T15">(Christ is on whose throne? </text:span><text:span text:style-name="T20">David's throne</text:span><text:span text:style-name="T15">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ontinued...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4">he looked ahead and spoke of the resurrection of the [fn]Christ</text:span><text:span text:style-name="T34"><text:line-break/></text:span><text:span text:style-name="T15">(David looked forward to Christ's resurrection – </text:span><text:span text:style-name="T35">he was a prophet</text:span><text:span text:style-name="T15">)</text:span></text:p>
              </text:list-item>
              <text:list-item>
                <text:p><text:span text:style-name="T34">exalted [fn]to the right hand of God</text:span><text:span text:style-name="T15"><text:line-break/></text:span><text:span text:style-name="T15">(</text:span><text:span text:style-name="T20">When</text:span><text:span text:style-name="T15"> was Christ </text:span><text:span text:style-name="T20">enthroned</text:span><text:span text:style-name="T15">?</text:span><text:span text:style-name="T15"><text:line-break/></text:span><text:span text:style-name="T15">They are connected to </text:span><text:span text:style-name="T20">His resurrection </text:span><text:span text:style-name="T20"><text:line-break/></text:span><text:span text:style-name="T20">and ascension </text:span><text:span text:style-name="T15">– in our past. Not future)</text:span></text:p>
              </text:list-item>
              <text:list-item>
                <text:p><text:span text:style-name="T34">NOR DID His flesh SEE CORRUPTION</text:span><text:span text:style-name="T15"><text:line-break/></text:span><text:span text:style-name="T15">(Christ's </text:span><text:span text:style-name="T20">kingdom</text:span><text:span text:style-name="T15"> is </text:span><text:span text:style-name="T20">eternal</text:span><text:span text:style-name="T15">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16" draw:text-style-name="P1" draw:layer="layout" svg:width="25.599cm" svg:height="17.725cm" svg:x="1cm" svg:y="3cm" presentation:class="outline" presentation:user-transformed="true">
          <draw:text-box>
            <text:p><text:span text:style-name="T3">Acts 2:29-32</text:span><text:span text:style-name="T3"><text:line-break/></text:span><text:span text:style-name="T3">29. </text:span><text:span text:style-name="T5">“</text:span><text:span text:style-name="T4">Men, brothers, I may confidently say to you regarding </text:span><text:span text:style-name="T20">the patriarch</text:span><text:span text:style-name="T14"> </text:span><text:span text:style-name="T20">David</text:span><text:span text:style-name="T4"> that </text:span><text:span text:style-name="T20">he</text:span><text:span text:style-name="T4"> both </text:span><text:span text:style-name="T21">died</text:span><text:span text:style-name="T4"> and was </text:span><text:span text:style-name="T20">buried</text:span><text:span text:style-name="T4">, and </text:span><text:span text:style-name="T20">his</text:span><text:span text:style-name="T4"> tomb is [fn]with us to this day.</text:span><text:span text:style-name="T3"><text:line-break/></text:span><text:span text:style-name="T3">30. </text:span><text:span text:style-name="T5">“And so, because </text:span><text:span text:style-name="T20">he</text:span><text:span text:style-name="T14"> was a </text:span><text:span text:style-name="T20">prophet</text:span><text:span text:style-name="T5"> and knew that </text:span><text:span text:style-name="T29">GOD HAD SWORN TO </text:span><text:span text:style-name="T20">HIM</text:span><text:span text:style-name="T5"> WITH </text:span><text:span text:style-name="T14">AN OATH</text:span><text:span text:style-name="T5"> </text:span><text:span text:style-name="T14">TO SET one OF THE </text:span><text:span text:style-name="T13">FRUIT</text:span><text:span text:style-name="T29"> [fn]OF </text:span><text:span text:style-name="T20">HIS</text:span><text:span text:style-name="T29"> BODY </text:span><text:span text:style-name="T36">ON </text:span><text:span text:style-name="T37">HIS</text:span><text:span text:style-name="T36"> THRONE</text:span><text:span text:style-name="T5">,</text:span><text:span text:style-name="T38"> (when?)</text:span><text:span text:style-name="T3"><text:line-break/></text:span><text:span text:style-name="T3">31. </text:span><text:span text:style-name="T20">he looked ahead</text:span><text:span text:style-name="T14"> and spoke of the resurrection of the [fn]</text:span><text:span text:style-name="T13">Christ</text:span><text:span text:style-name="T5">, that HE WAS NEITHER FORSAKEN TO HADES, </text:span><text:span text:style-name="T14">NOR DID His flesh SEE CORRUPTION</text:span><text:span text:style-name="T5">.</text:span><text:span text:style-name="T3"><text:line-break/></text:span><text:span text:style-name="T3"/></text:p>
          </draw:text-box>
        </draw:frame>
        <draw:frame presentation:style-name="pr1" draw:text-style-name="P1" draw:layer="layout" svg:width="25.199cm" svg:height="3.506cm" svg:x="1.301cm" svg:y="0cm" presentation:class="title" presentation:user-transformed="true">
          <draw:text-box>
            <text:p><text:span text:style-name="T1">Let's reread</text:span><text:span text:style-name="T39">*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4" draw:text-style-name="P5" draw:layer="layout" svg:width="16.799cm" svg:height="13.364cm" svg:x="2.1cm" svg:y="14.107cm" presentation:class="notes">
            <draw:text-box>
              <text:p><text:span text:style-name="T40">* </text:span><text:span text:style-name="T41">Ask who each of the highlighted terms are about</text:span></text:p>
              <text:p><text:span text:style-name="T42">Green</text:span><text:span text:style-name="T41"> is David</text:span></text:p>
              <text:p><text:span text:style-name="T43">Purple</text:span><text:span text:style-name="T41"> is Jesus</text:span></text:p>
              <text:p><text:span text:style-name="T40">On Throne</text:span><text:span text:style-name="T41"> – is David's throne</text:span></text:p>
            </draw:text-box>
          </draw:frame>
        </presentation:notes>
      </draw:page>
      <draw:page draw:name="page2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cts 2 continued...</text:p>
          </draw:text-box>
        </draw:frame>
        <draw:frame presentation:style-name="pr2" draw:text-style-name="P1" draw:layer="layout" svg:width="25.199cm" svg:height="13.859cm" svg:x="1.4cm" svg:y="4.914cm" presentation:class="outline">
          <draw:text-box>
            <text:p><text:span text:style-name="T3">32. </text:span><text:span text:style-name="T5">“This </text:span><text:span text:style-name="T13">Jesus</text:span><text:span text:style-name="T5"> God raised up again, to which we are all witnesses.</text:span><text:span text:style-name="T3"><text:line-break/></text:span><text:span text:style-name="T3">33. </text:span><text:span text:style-name="T5">“Therefore having been </text:span><text:span text:style-name="T14">exalted [fn]to th</text:span><text:span text:style-name="T29">e right hand of God</text:span><text:span text:style-name="T5">, and having received from the Father the promise of the Holy Spirit, He has poured out this which you both see and hear."</text:span></text:p>
            <text:list text:style-name="L2">
              <text:list-item>
                <text:p><text:span text:style-name="T15">The apostles say Christ is on David's throne ever since the 1</text:span><text:span text:style-name="T44">st</text:span><text:span text:style-name="T15"> century when He ascend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Further Study</text:span><text:span text:style-name="T1"><text:line-break/></text:span><text:span text:style-name="T1">- Not Covered Here -</text:span></text:p>
          </draw:text-box>
        </draw:frame>
        <draw:frame presentation:style-name="pr17" draw:text-style-name="P1" draw:layer="layout" svg:width="25.199cm" svg:height="13.895cm" svg:x="1.4cm" svg:y="4.914cm" presentation:class="outline" presentation:user-transformed="true">
          <draw:text-box>
            <text:list text:style-name="L2">
              <text:list-item>
                <text:p><text:span text:style-name="T45">The promise of the Holy Spirit</text:span></text:p>
              </text:list-item>
              <text:list-item>
                <text:p><text:span text:style-name="T1">The giving of God's Spirit (the Holy Spirit)</text:span><text:span text:style-name="T1"><text:line-break/></text:span><text:span text:style-name="T1">is mentioned in the Old Testament</text:span></text:p>
              </text:list-item>
              <text:list-item>
                <text:p><text:span text:style-name="T1">More than Most Christians realize</text:span></text:p>
              </text:list-item>
              <text:list-item>
                <text:p><text:span text:style-name="T1">When the Old Testament talks of God's Spirit being poured out on nations</text:span></text:p>
              </text:list-item>
              <text:list-item>
                <text:p><text:span text:style-name="T1">It refers to this Messianic Age that Christ began</text:span></text:p>
              </text:list-item>
              <text:list-item>
                <text:p><text:span text:style-name="T1">That's for a study on another da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Conditions from</text:span><text:span text:style-name="T1"><text:line-break/></text:span><text:span text:style-name="T1">2 Samuel 7 that Jesus met</text:span></text:p>
          </draw:text-box>
        </draw:frame>
        <draw:frame presentation:style-name="pr2" draw:text-style-name="P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Father-son relationshi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Jesus was the </text:span><text:span text:style-name="T1"><text:line-break/></text:span><text:span text:style-name="T1">Son of David</text:span>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">2 Samuel 7:12</text:span><text:span text:style-name="T3"><text:line-break/></text:span><text:span text:style-name="T3">12. </text:span><text:span text:style-name="T5">"...</text:span><text:span text:style-name="T4">who will come forth </text:span><text:span text:style-name="T14">from your own body</text:span><text:span text:style-name="T4">, and I will establish </text:span><text:span text:style-name="T13">his kingdom</text:span><text:span text:style-name="T4">.</text:span></text:p>
              </text:list-item>
              <text:list-item>
                <text:p><text:span text:style-name="T15">Acts 2:30</text:span><text:span text:style-name="T15"><text:line-break/></text:span><text:span text:style-name="T15">30. </text:span><text:span text:style-name="T4">"</text:span><text:span text:style-name="T5">“And so, because he was a prophet and knew that </text:span><text:span text:style-name="T29">GOD HAD SWORN TO HIM</text:span><text:span text:style-name="T5"> WITH AN OATH TO SET one OF </text:span><text:span text:style-name="T29">THE FRUIT [fn]OF HIS BODY ON </text:span><text:span text:style-name="T13">HIS THRONE</text:span><text:span text:style-name="T5">,</text:span><text:span text:style-name="T4">"</text:span></text:p>
              </text:list-item>
              <text:list-item>
                <text:p><text:span text:style-name="T15">The </text:span><text:span text:style-name="T20">fruit</text:span><text:span text:style-name="T15"> of someone's body is their </text:span><text:span text:style-name="T20">descendant</text:span><text:span text:style-name="T15">, in biblical languag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Jesus is the final son</text:span><text:span text:style-name="T1"><text:line-break/></text:span><text:span text:style-name="T1">of promise</text:span></text:p>
          </draw:text-box>
        </draw:frame>
        <draw:frame presentation:style-name="pr2" draw:text-style-name="P1" draw:layer="layout" svg:width="25.199cm" svg:height="13.859cm" svg:x="1.4cm" svg:y="4.914cm" presentation:class="outline">
          <draw:text-box>
            <text:p text:style-name="P6"><text:span text:style-name="T3">Matthew 9:27</text:span><text:span text:style-name="T3"><text:line-break/></text:span><text:span text:style-name="T3">27. "</text:span><text:span text:style-name="T5">And as Jesus went on from there, two blind men followed Him, [fn]crying out, “Have mercy on us, </text:span><text:span text:style-name="T29">Son of David</text:span><text:span text:style-name="T5">!”</text:span><text:span text:style-name="T3">"</text:span></text:p>
            <text:list text:style-name="L2">
              <text:list-item>
                <text:p text:style-name="P6"><text:span text:style-name="T3">There are several passages in the New Testament where Jesus is called the Son of david</text:span></text:p>
              </text:list-item>
              <text:list-item>
                <text:p text:style-name="P6"><text:span text:style-name="T3">We won't quote all the verses because this point is not controversial, and is widely know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Conditions from</text:span><text:span text:style-name="T1"><text:line-break/></text:span><text:span text:style-name="T1">2 Samuel 7 that Jesus met</text:span></text:p>
          </draw:text-box>
        </draw:frame>
        <draw:frame presentation:style-name="pr2" draw:text-style-name="P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1">Father-son relationship</text:span></text:p>
              </text:list-item>
              <text:list-item>
                <text:p><text:span text:style-name="T2">Jesus sitting on David's thron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Acts 2</text:span></text:p>
          </draw:text-box>
        </draw:frame>
        <draw:frame presentation:style-name="pr9" draw:text-style-name="P1" draw:layer="layout" svg:width="25.199cm" svg:height="16.193cm" svg:x="1.4cm" svg:y="4.514cm" presentation:class="outline" presentation:user-transformed="true">
          <draw:text-box>
            <text:p><text:span text:style-name="T3">32. "</text:span><text:span text:style-name="T5">“This Jesus </text:span><text:span text:style-name="T14">God </text:span><text:span text:style-name="T13">raised up</text:span><text:span text:style-name="T5"> again, to which </text:span><text:span text:style-name="T14">we are</text:span><text:span text:style-name="T5"> all </text:span><text:span text:style-name="T14">witnesses</text:span><text:span text:style-name="T5">.</text:span><text:span text:style-name="T3">"</text:span><text:span text:style-name="T3"><text:line-break/></text:span><text:span text:style-name="T3">33. "</text:span><text:span text:style-name="T5">“Therefore having been </text:span><text:span text:style-name="T21">exalted</text:span><text:span text:style-name="T5"> [fn]to the </text:span><text:span text:style-name="T14">right hand</text:span><text:span text:style-name="T5"> of God</text:span><text:span text:style-name="T15">...</text:span><text:span text:style-name="T3">"</text:span></text:p>
            <text:list text:style-name="L2">
              <text:list-item>
                <text:p><text:span text:style-name="T3">Christ's </text:span><text:span text:style-name="T13">resurrection</text:span><text:span text:style-name="T3"> and </text:span><text:span text:style-name="T20">enthronement</text:span><text:span text:style-name="T3"> </text:span></text:p>
              </text:list-item>
              <text:list-item>
                <text:p><text:span text:style-name="T3">was </text:span><text:span text:style-name="T46">as sure</text:span><text:span text:style-name="T3"> a </text:span><text:span text:style-name="T14">fact</text:span><text:span text:style-name="T3"> </text:span></text:p>
              </text:list-item>
              <text:list-item>
                <text:p><text:span text:style-name="T3">as David's tomb meant </text:span><text:span text:style-name="T14">David</text:span><text:span text:style-name="T3"> </text:span><text:span text:style-name="T3"><text:line-break/></text:span><text:span text:style-name="T3">was </text:span><text:span text:style-name="T14">physically dead</text:span><text:span text:style-name="T15">(v29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Messianic Psalms quoted</text:span></text:p>
          </draw:text-box>
        </draw:frame>
        <draw:frame presentation:style-name="pr2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Psalm 110 – the footstool Psal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draw:frame presentation:style-name="pr18" draw:text-style-name="P1" draw:layer="layout" svg:width="25.199cm" svg:height="5.209cm" svg:x="1.4cm" svg:y="-0.014cm" presentation:class="title" presentation:user-transformed="true">
          <draw:text-box>
            <text:p><text:span text:style-name="T1">Continuing in Peter's sermon</text:span><text:span text:style-name="T1"><text:line-break/></text:span><text:span text:style-name="T1">in Acts 2:34,</text:span><text:span text:style-name="T1"><text:line-break/></text:span><text:span text:style-name="T1">he quotes Psalm 110:1</text:span></text:p>
          </draw:text-box>
        </draw:frame>
        <draw:frame presentation:style-name="pr2" draw:text-style-name="P1" draw:layer="layout" svg:width="25.199cm" svg:height="13.859cm" svg:x="1.4cm" svg:y="5.614cm" presentation:class="outline" presentation:user-transformed="true">
          <draw:text-box>
            <text:p><text:span text:style-name="T3">34. "</text:span><text:span text:style-name="T5">“For David did not ascend into the heavens, but he himself says:</text:span><text:span text:style-name="T5"><text:line-break/></text:span><text:span text:style-name="T5">‘</text:span><text:span text:style-name="T21">THE </text:span><text:span text:style-name="T5">[fn]</text:span><text:span text:style-name="T21">LORD SAID TO MY LORD,</text:span><text:span text:style-name="T21"><text:line-break/></text:span><text:span text:style-name="T21">“SIT AT MY RIGHT HAND</text:span><text:span text:style-name="T5">,</text:span><text:span text:style-name="T3">"</text:span><text:span text:style-name="T3"><text:line-break/></text:span><text:span text:style-name="T3">35. "</text:span><text:span text:style-name="T21">UNTIL I PUT YOUR ENEMIES AS A FOOTSTOOL FOR YOUR FEET</text:span><text:span text:style-name="T5">.”</text:span><text:span text:style-name="T3">"</text:span><text:span text:style-name="T3"><text:line-break/></text:span><text:span text:style-name="T3">36. "</text:span><text:span text:style-name="T5">“Therefore let all the house of Israel know for certain that God has made Him both </text:span><text:span text:style-name="T14">Lord</text:span><text:span text:style-name="T5"> and [fn]</text:span><text:span text:style-name="T14">Christ</text:span><text:span text:style-name="T5">—this Jesus whom you crucified.”</text:span><text:span text:style-name="T3">"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hat does Lord and Christ</text:span><text:span text:style-name="T1"><text:line-break/></text:span><text:span text:style-name="T1">mean?</text:span></text:p>
          </draw:text-box>
        </draw:frame>
        <draw:frame presentation:style-name="pr19" draw:text-style-name="P1" draw:layer="layout" svg:width="25.199cm" svg:height="15.661cm" svg:x="1.4cm" svg:y="4.914cm" presentation:class="outline" presentation:user-transformed="true">
          <draw:text-box>
            <text:list text:style-name="L2">
              <text:list-item>
                <text:p><text:span text:style-name="T5">...</text:span><text:span text:style-name="T13">has</text:span><text:span text:style-name="T5"> </text:span><text:span text:style-name="T13">made</text:span><text:span text:style-name="T5"> Him both </text:span><text:span text:style-name="T14">Lord</text:span><text:span text:style-name="T5"> and [fn]</text:span><text:span text:style-name="T14">Christ</text:span></text:p>
              </text:list-item>
              <text:list-item>
                <text:p><text:span text:style-name="T1">"</text:span><text:span text:style-name="T2">Lord</text:span><text:span text:style-name="T1">" is a ruler – to rule over</text:span></text:p>
              </text:list-item>
              <text:list-item>
                <text:p><text:span text:style-name="T2">Christ</text:span><text:span text:style-name="T1"> meant "the </text:span><text:span text:style-name="T22">annointed one</text:span><text:span text:style-name="T1">"- the king</text:span></text:p>
              </text:list-item>
              <text:list-item>
                <text:p><text:span text:style-name="T1">Jesus is the Messianic king from Psalm 110</text:span></text:p>
              </text:list-item>
              <text:list-item>
                <text:p><text:span text:style-name="T1">This adds to Peter telling us that </text:span><text:span text:style-name="T2">Jesus</text:span><text:span text:style-name="T1"> is the </text:span><text:span text:style-name="T2">enthroned</text:span><text:span text:style-name="T1"> as the </text:span><text:span text:style-name="T2">promised seed</text:span><text:span text:style-name="T1"> of </text:span><text:span text:style-name="T2">David</text:span></text:p>
              </text:list-item>
              <text:list-item>
                <text:p><text:span text:style-name="T1">"</text:span><text:span text:style-name="T12">has</text:span><text:span text:style-name="T1">" is past-tense. Christ is king </text:span><text:span text:style-name="T12">now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Messianic Psalms quoted</text:span></text:p>
          </draw:text-box>
        </draw:frame>
        <draw:frame presentation:style-name="pr2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1">Psalm 110 – the footstool Psalm</text:span></text:p>
              </text:list-item>
              <text:list-item>
                <text:p><text:span text:style-name="T2">Psalm 2 – the nations rage against Messia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Psalm 2:7</text:span></text:p>
          </draw:text-box>
        </draw:frame>
        <draw:frame presentation:style-name="pr2" draw:text-style-name="P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7. </text:span><text:span text:style-name="T10">“I will surely tell of the [fn]decree of Yahweh:</text:span><text:span text:style-name="T10"><text:line-break/></text:span><text:span text:style-name="T10">He said to Me, ‘You are My Son,</text:span><text:span text:style-name="T10"><text:line-break/></text:span><text:span text:style-name="T10">Today I have begotten You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cts 13</text:p>
          </draw:text-box>
        </draw:frame>
        <draw:frame presentation:style-name="pr2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The apostle Paul said this</text:span><text:span text:style-name="T1"><text:line-break/></text:span><text:span text:style-name="T1">at a (Jewish) synagogue</text:span></text:p>
          </draw:text-box>
        </draw:frame>
        <draw:frame presentation:style-name="pr20" draw:layer="layout" svg:width="25.199cm" svg:height="15.193cm" svg:x="1.4cm" svg:y="4.914cm" presentation:class="outline" presentation:user-transformed="true">
          <draw:text-box>
            <text:p><text:span text:style-name="T23">Acts 13:32-34</text:span><text:span text:style-name="T7"><text:line-break/></text:span><text:span text:style-name="T23">32. </text:span><text:span text:style-name="T3">"</text:span><text:span text:style-name="T5">“And we proclaim to you the good news of the promise made to the fathers,</text:span><text:span text:style-name="T3">"</text:span><text:span text:style-name="T7"><text:line-break/></text:span><text:span text:style-name="T23">33.</text:span><text:span text:style-name="T3"> "</text:span><text:span text:style-name="T5">that </text:span><text:span text:style-name="T29">God has </text:span><text:span text:style-name="T13">fulfilled</text:span><text:span text:style-name="T29"> this promise</text:span><text:span text:style-name="T5"> [fn]to our children</text:span><text:span text:style-name="T29"> in that He </text:span><text:span text:style-name="T13">raised up</text:span><text:span text:style-name="T29"> Jesus</text:span><text:span text:style-name="T5">, as it is also</text:span><text:span text:style-name="T24"> </text:span><text:span text:style-name="T5">written in the second Psalm, ‘YOU ARE </text:span><text:span text:style-name="T47">MY SON</text:span><text:span text:style-name="T5">; TODAY I HAVE </text:span><text:span text:style-name="T13">BEGOTTEN</text:span><text:span text:style-name="T5"> YOU.’</text:span><text:span text:style-name="T3">"</text:span><text:span text:style-name="T7"><text:line-break/></text:span><text:span text:style-name="T23">34. </text:span><text:span text:style-name="T3">"</text:span><text:span text:style-name="T5">“But that </text:span><text:span text:style-name="T29">He </text:span><text:span text:style-name="T13">raised</text:span><text:span text:style-name="T29"> Him up </text:span><text:span text:style-name="T13">from the dead</text:span><text:span text:style-name="T5">, no longer to return to corruption, He has spoken in this way: ‘</text:span><text:span text:style-name="T29">I WILL GIVE YOU THE HOLY and [fn]FAITHFUL lovingkindnesses OF DAVID</text:span><text:span text:style-name="T5">.’</text:span><text:span text:style-name="T3">"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What is</text:span></text:p>
          </draw:text-box>
        </draw:frame>
        <draw:frame presentation:style-name="pr2" draw:text-style-name="P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The faithful lovingkindness of david</text:span><text:span text:style-name="T1">?</text:span></text:p>
              </text:list-item>
              <text:list-item>
                <text:p><text:span text:style-name="T1">Other translations say:</text:span></text:p>
                <text:list>
                  <text:list-item>
                    <text:p><text:span text:style-name="T1">The sure mercies of David</text:span></text:p>
                  </text:list-item>
                  <text:list-item>
                    <text:p><text:span text:style-name="T1">The faithful mercies of Davi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v34 refers to Isaiah</text:p>
          </draw:text-box>
        </draw:frame>
        <draw:frame presentation:style-name="pr21" draw:text-style-name="P7" draw:layer="layout" svg:width="27cm" svg:height="17.193cm" svg:x="0.5cm" svg:y="3.714cm" presentation:class="outline" presentation:user-transformed="true">
          <draw:text-box>
            <text:p><text:span text:style-name="T3">Isaiah 55:3</text:span><text:span text:style-name="T3"><text:line-break/></text:span><text:span text:style-name="T3">3. "</text:span><text:span text:style-name="T5">“Incline your ear and come to Me.</text:span><text:span text:style-name="T5"><text:line-break/></text:span><text:span text:style-name="T5">Listen, that your soul may live;</text:span><text:span text:style-name="T5"><text:line-break/></text:span><text:span text:style-name="T5">And I will cut an </text:span><text:span text:style-name="T14">everlasting covenant</text:span><text:span text:style-name="T5"> with you,</text:span><text:span text:style-name="T5"><text:line-break/></text:span><text:span text:style-name="T29">According to the faithful lovingkindnesses of </text:span><text:span text:style-name="T48">David</text:span><text:span text:style-name="T5">.</text:span><text:span text:style-name="T3">"</text:span></text:p>
            <text:list text:style-name="L2">
              <text:list-item>
                <text:p><text:span text:style-name="T49">Paul refers to the promise that God made to David</text:span></text:p>
              </text:list-item>
              <text:list-item>
                <text:p><text:span text:style-name="T49">Christ's resurrection(</text:span><text:span text:style-name="T50">raised Him up</text:span><text:span text:style-name="T49">) was </text:span><text:span text:style-name="T51">how</text:span><text:span text:style-name="T49"> He </text:span><text:span text:style-name="T51">accomplished</text:span><text:span text:style-name="T49"> </text:span><text:span text:style-name="T50">the faithful lovingkindesses of David</text:span></text:p>
              </text:list-item>
              <text:list-item>
                <text:p><text:span text:style-name="T3">This is not the first time in scripture that Christ's </text:span><text:span text:style-name="T14">resurrection</text:span><text:span text:style-name="T3"> is </text:span><text:span text:style-name="T14">linked</text:span><text:span text:style-name="T3"> with His "</text:span><text:span text:style-name="T14">begetting</text:span><text:span text:style-name="T3">"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Christ's begetting</text:span><text:span text:style-name="T1"><text:line-break/></text:span><text:span text:style-name="T1">in Psalm 2:7 is His resurrection</text:span></text:p>
          </draw:text-box>
        </draw:frame>
        <draw:frame presentation:style-name="pr2" draw:text-style-name="P8" draw:layer="layout" svg:width="25.199cm" svg:height="13.859cm" svg:x="1.4cm" svg:y="4.914cm" presentation:class="outline" presentation:user-transformed="true">
          <draw:text-box>
            <text:p><text:span text:style-name="T52">Here is another example of Christ's resurrection linked to His begetting.</text:span></text:p>
            <text:p><text:span text:style-name="T52">Acts 13:33</text:span><text:span text:style-name="T53"><text:line-break/></text:span><text:span text:style-name="T52">33.</text:span><text:span text:style-name="T53"> "</text:span><text:span text:style-name="T54">that God has fulfilled this promise [fn]to our children in that </text:span><text:span text:style-name="T55">He raised up Jesus</text:span><text:span text:style-name="T54">, as it is also written in the second Psalm, ‘</text:span><text:span text:style-name="T55">YOU ARE MY SON; TODAY I HAVE BEGOTTEN YOU</text:span><text:span text:style-name="T54">.’</text:span><text:span text:style-name="T53">"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Hebrews mentions</text:p>
          </draw:text-box>
        </draw:frame>
        <draw:frame presentation:style-name="pr2" draw:text-style-name="P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Hebrews 1:8</text:span><text:span text:style-name="T1"><text:line-break/></text:span><text:span text:style-name="T1">8. </text:span><text:span text:style-name="T10">But of the Son He says,</text:span><text:span text:style-name="T1"><text:line-break/></text:span><text:span text:style-name="T10">“</text:span><text:span text:style-name="T2">YOUR THRONE</text:span><text:span text:style-name="T10">, O GOD, IS </text:span><text:span text:style-name="T2">FOREVER</text:span><text:span text:style-name="T10"> AND EVER,</text:span><text:span text:style-name="T10"><text:line-break/></text:span><text:span text:style-name="T10">AND THE SCEPTER OF UPRIGHTNESS IS THE SCEPTER OF [fn]</text:span><text:span text:style-name="T2">YOUR KINGDOM</text:span><text:span text:style-name="T10">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till in the same chapter</text:p>
          </draw:text-box>
        </draw:frame>
        <draw:frame presentation:style-name="pr22" draw:text-style-name="P1" draw:layer="layout" svg:width="25.199cm" svg:height="14.927cm" svg:x="1.4cm" svg:y="4.914cm" presentation:class="outline" presentation:user-transformed="true">
          <draw:text-box>
            <text:p><text:span text:style-name="T1">Hebrews 1:13</text:span><text:span text:style-name="T1"><text:line-break/></text:span><text:span text:style-name="T1">13. </text:span><text:span text:style-name="T10">But to which of the angels has He ever said,</text:span><text:span text:style-name="T10"><text:line-break/></text:span><text:span text:style-name="T10">“</text:span><text:span text:style-name="T2">SIT AT MY RIGHT HAND,</text:span><text:span text:style-name="T2"><text:line-break/></text:span><text:span text:style-name="T2">UNTIL I PUT YOUR ENEMIES</text:span><text:span text:style-name="T2"><text:line-break/></text:span><text:span text:style-name="T2">AS A FOOTSTOOL FOR YOUR FEET</text:span><text:span text:style-name="T10">”?</text:span></text:p>
            <text:list text:style-name="L2">
              <text:list-item>
                <text:p><text:span text:style-name="T2">Psalm 110</text:span><text:span text:style-name="T1"> is quoted and attributed to Jesus as a </text:span><text:span text:style-name="T2">current reality</text:span><text:span text:style-name="T1">.</text:span></text:p>
              </text:list-item>
              <text:list-item>
                <text:p><text:span text:style-name="T1">This is </text:span><text:span text:style-name="T2">eternal enthronement </text:span><text:span text:style-name="T1">language, <text:s/>which is one of the traits of the Davidic Covena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Time and manner of fulfillment</text:span></text:p>
          </draw:text-box>
        </draw:frame>
        <draw:frame presentation:style-name="pr2" draw:text-style-name="P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1">Initially Solomon</text:span></text:p>
              </text:list-item>
              <text:list-item>
                <text:p><text:span text:style-name="T11">Generations of kings after David</text:span></text:p>
              </text:list-item>
              <text:list-item>
                <text:p><text:span text:style-name="T11">Eternal fulfillment in Christ</text:span></text:p>
              </text:list-item>
              <text:list-item>
                <text:p><text:span text:style-name="T2">The coming kingdom of our father Davi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t the triumphal entry</text:p>
          </draw:text-box>
        </draw:frame>
        <draw:frame presentation:style-name="pr23" draw:layer="layout" svg:width="25.199cm" svg:height="15.693cm" svg:x="1.4cm" svg:y="4.914cm" presentation:class="outline" presentation:user-transformed="true">
          <draw:text-box>
            <text:p text:style-name="P6"><text:span text:style-name="T23">Mark 11:9-10</text:span><text:span text:style-name="T23"><text:line-break/></text:span><text:span text:style-name="T23">9. "</text:span><text:span text:style-name="T27">A</text:span><text:span text:style-name="T24">nd those who went in front and those who followed were shouting:</text:span><text:span text:style-name="T24"><text:line-break/></text:span><text:span text:style-name="T24">“Hosanna!</text:span><text:span text:style-name="T24"><text:line-break/></text:span><text:span text:style-name="T24">BLESSED IS HE WHO COMES IN THE NAME OF THE [fn]LORD;"</text:span><text:span text:style-name="T24"><text:line-break/></text:span><text:span text:style-name="T27">10.</text:span><text:span text:style-name="T24"> "Blessed is </text:span><text:span text:style-name="T25">the coming kingdom of our father David</text:span><text:span text:style-name="T24">;</text:span><text:span text:style-name="T24"><text:line-break/></text:span><text:span text:style-name="T24">Hosanna in the highe</text:span><text:span text:style-name="T27">st!</text:span><text:span text:style-name="T24">”</text:span><text:span text:style-name="T7">"</text:span></text:p>
            <text:list text:style-name="L2">
              <text:list-item>
                <text:p text:style-name="P9"><text:span text:style-name="T7">The Jews recognized that Jesus coming to Jeruslaem was the fulfillment of </text:span><text:span text:style-name="T25">the coming of the kingdom of our father David</text:span><text:span text:style-name="T7">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When asked to rebuke </text:span><text:span text:style-name="T1"><text:line-break/></text:span><text:span text:style-name="T1">His disciples,</text:span></text:p>
          </draw:text-box>
        </draw:frame>
        <draw:frame presentation:style-name="pr2" draw:text-style-name="P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Jesus' reply was that they stopped, </text:span><text:span text:style-name="T22">the stones would cry out and take their place</text:span></text:p>
              </text:list-item>
              <text:list-item>
                <text:p><text:span text:style-name="T2">He did not agree</text:span><text:span text:style-name="T1"> with the religious leaders' </text:span><text:span text:style-name="T2">request</text:span><text:span text:style-name="T1"> to </text:span><text:span text:style-name="T2">silence</text:span><text:span text:style-name="T1"> the </text:span><text:span text:style-name="T2">people</text:span><text:span text:style-name="T1"> from saying Jesus was coming in the kingdom of their father David.</text:span></text:p>
              </text:list-item>
              <text:list-item>
                <text:p><text:span text:style-name="T1">In doing so, Jesus </text:span><text:span text:style-name="T2">affirmed</text:span><text:span text:style-name="T1"> that the </text:span><text:span text:style-name="T2">people</text:span><text:span text:style-name="T1"> were speaking the </text:span><text:span text:style-name="T2">trut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nd of Leson<text:line-break/>- other possible future topics -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After that, possible topics:</text:p>
                <text:list>
                  <text:list-item>
                    <text:p>What does the bible say about the timing of resurrection <text:line-break/>and final judgment <text:line-break/>from the clearer, non-symbolic texts?</text:p>
                  </text:list-item>
                  <text:list-item>
                    <text:p>What does the bible say about the kingdom of God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font-family="'Times New Roman'" style:font-family-generic="roman" style:font-pitch="variable" fo:font-size="12pt" fo:language="zxx" fo:country="none" style:letter-kerning="true" style:font-family-asian="'Andale Sans UI', 'Arial Unicode MS'" style:font-family-generic-asian="swiss" style:font-pitch-asian="variable" style:font-size-asian="12pt" style:language-asian="zxx" style:country-asian="none" style:font-family-complex="'Times New Roman'" style:font-family-generic-complex="roman" style:font-pitch-complex="variable" style:font-size-complex="12pt" style:language-complex="zxx" style:country-complex="none"/>
    </style:style>
    <style:style style:name="Heading_20_1" style:display-name="Heading 1" style:family="graphic">
      <style:paragraph-properties fo:margin-top="0.746cm" fo:margin-bottom="0.374cm" style:text-autospace="none"/>
      <style:text-properties fo:font-family="Arial" style:font-family-generic="swiss" style:font-pitch="variable" fo:font-size="18pt" fo:language="zxx" fo:country="none" fo:font-weight="bold" style:font-family-asian="'Andale Sans UI', 'Arial Unicode MS'" style:font-family-generic-asian="swiss" style:font-pitch-asian="variable" style:font-size-asian="18pt" style:language-asian="zxx" style:country-asian="none" style:font-weight-asian="bold" style:font-family-complex="Arial" style:font-family-generic-complex="swiss" style:font-pitch-complex="variable" style:font-size-complex="18pt" style:language-complex="zxx" style:country-complex="none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fo:font-family="Arial" style:font-family-generic="swiss" style:font-pitch="variable" fo:font-size="16pt" fo:language="zxx" fo:country="none" fo:font-weight="bold" style:font-family-asian="'Andale Sans UI', 'Arial Unicode MS'" style:font-family-generic-asian="swiss" style:font-pitch-asian="variable" style:font-size-asian="16pt" style:language-asian="zxx" style:country-asian="none" style:font-weight-asian="bold" style:font-family-complex="Arial" style:font-family-generic-complex="swiss" style:font-pitch-complex="variable" style:font-size-complex="16pt" style:language-complex="zxx" style:country-complex="none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font-family="Arial" style:font-family-generic="swiss" style:font-pitch="variable" fo:font-size="14pt" fo:language="zxx" fo:country="none" fo:font-weight="bold" style:font-family-asian="'Andale Sans UI', 'Arial Unicode MS'" style:font-family-generic-asian="swiss" style:font-pitch-asian="variable" style:font-size-asian="14pt" style:language-asian="zxx" style:country-asian="none" style:font-weight-asian="bold" style:font-family-complex="Arial" style:font-family-generic-complex="swiss" style:font-pitch-complex="variable" style:font-size-complex="14pt" style:language-complex="zxx" style:country-complex="none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font-family="Arial" style:font-family-generic="swiss" style:font-pitch="variable" fo:font-size="13pt" fo:language="zxx" fo:country="none" fo:font-style="italic" fo:font-weight="bold" style:font-family-asian="'Andale Sans UI', 'Arial Unicode MS'" style:font-family-generic-asian="swiss" style:font-pitch-asian="variable" style:font-size-asian="13pt" style:language-asian="zxx" style:country-asian="none" style:font-style-asian="italic" style:font-weight-asian="bold" style:font-family-complex="Arial" style:font-family-generic-complex="swiss" style:font-pitch-complex="variable" style:font-size-complex="13pt" style:language-complex="zxx" style:country-complex="none" style:font-style-complex="italic" style:font-weight-complex="bold"/>
    </style:style>
    <style:style style:name="Heading_20_5" style:display-name="Heading 5" style:family="graphic">
      <style:paragraph-properties fo:margin-top="0.374cm" fo:margin-bottom="0.187cm" style:text-autospace="none"/>
      <style:text-properties fo:font-family="Arial" style:font-family-generic="swiss" style:font-pitch="variable" fo:font-size="11.5pt" fo:language="zxx" fo:country="none" fo:font-weight="bold" style:font-family-asian="'Andale Sans UI', 'Arial Unicode MS'" style:font-family-generic-asian="swiss" style:font-pitch-asian="variable" style:font-size-asian="11.5pt" style:language-asian="zxx" style:country-asian="none" style:font-weight-asian="bold" style:font-family-complex="Arial" style:font-family-generic-complex="swiss" style:font-pitch-complex="variable" style:font-size-complex="11.5pt" style:language-complex="zxx" style:country-complex="none" style:font-weight-complex="bold"/>
    </style:style>
    <style:style style:name="Heading_20_6" style:display-name="Heading 6" style:family="graphic">
      <style:paragraph-properties fo:margin-top="0.187cm" fo:margin-bottom="0.187cm" style:text-autospace="none"/>
      <style:text-properties fo:font-family="Arial" style:font-family-generic="swiss" style:font-pitch="variable" fo:font-size="11.5pt" fo:language="zxx" fo:country="none" fo:font-style="italic" fo:font-weight="bold" style:font-family-asian="'Andale Sans UI', 'Arial Unicode MS'" style:font-family-generic-asian="swiss" style:font-pitch-asian="variable" style:font-size-asian="11.5pt" style:language-asian="zxx" style:country-asian="none" style:font-style-asian="italic" style:font-weight-asian="bold" style:font-family-complex="Arial" style:font-family-generic-complex="swiss" style:font-pitch-complex="variable" style:font-size-complex="11.5pt" style:language-complex="zxx" style:country-complex="none" style:font-style-complex="italic" style:font-weight-complex="bold"/>
    </style:style>
    <style:style style:name="Bullets" style:family="graphic">
      <style:paragraph-properties style:text-autospace="none"/>
      <style:text-properties fo:font-family="OpenSymbol, 'Arial Unicode MS'" style:font-charset="x-symbol" style:font-family-asian="OpenSymbol, 'Arial Unicode MS'" style:font-charset-asian="x-symbol" style:font-family-complex="OpenSymbol, 'Arial Unicode MS'" style:font-charset-complex="x-symbol"/>
    </style:style>
    <style:style style:name="FollowedHyper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Numbering_20_Symbols" style:display-name="Numbering Symbols" style:family="graphic">
      <style:paragraph-properties style:text-autospace="none"/>
      <style:text-properties fo:color="#000000" fo:font-weight="normal" style:font-weight-complex="normal"/>
    </style:style>
    <style:style style:name="Index_20_Link" style:display-name="Index Link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4" style:display-name="Contents 4" style:family="graphic">
      <style:paragraph-properties fo:margin-left="2.644cm" fo:margin-right="0cm" fo:text-indent="0cm" style:text-autospace="none">
        <style:tab-stops>
          <style:tab-stop style:position="27.339cm" style:type="right" style:leader-style="dotted" style:leader-text="."/>
        </style:tab-stops>
      </style:paragraph-properties>
      <style:text-properties fo:language="zxx" fo:country="none" style:language-asian="zxx" style:country-asian="none" style:font-family-complex="Tahoma" style:font-family-generic-complex="swiss" style:language-complex="zxx" style:country-complex="none"/>
    </style:style>
    <style:style style:name="Index" style:family="graphic">
      <style:paragraph-properties style:text-autospace="none"/>
      <style:text-properties fo:language="zxx" fo:country="none" style:language-asian="zxx" style:country-asian="none" style:font-family-complex="Tahoma" style:font-family-generic-complex="swiss" style:language-complex="zxx" style:country-complex="none"/>
    </style:style>
    <style:style style:name="Caption" style:family="graphic">
      <style:paragraph-properties fo:margin-top="0.374cm" fo:margin-bottom="0.374cm" style:text-autospace="none"/>
      <style:text-properties fo:font-size="12pt" fo:language="zxx" fo:country="none" fo:font-style="italic" style:font-size-asian="12pt" style:language-asian="zxx" style:country-asian="none" style:font-style-asian="italic" style:font-family-complex="Tahoma" style:font-family-generic-complex="swiss" style:font-size-complex="12pt" style:language-complex="zxx" style:country-complex="none" style:font-style-complex="italic"/>
    </style:style>
    <style:style style:name="List" style:family="graphic">
      <style:paragraph-properties fo:margin-top="0cm" fo:margin-bottom="0.374cm" style:text-autospace="none"/>
      <style:text-properties fo:language="zxx" fo:country="none" style:language-asian="zxx" style:country-asian="none" style:font-family-complex="Tahoma" style:font-family-generic-complex="swiss" style:language-complex="zxx" style:country-complex="none"/>
    </style:style>
    <style:style style:name="Text_20_Body" style:display-name="Text Body" style:family="graphic">
      <style:paragraph-properties fo:margin-top="0cm" fo:margin-bottom="0.374cm" style:text-autospace="none"/>
      <style:text-properties fo:language="zxx" fo:country="none" style:language-asian="zxx" style:country-asian="none" style:language-complex="zxx" style:country-complex="none"/>
    </style:style>
    <style:style style:name="Contents_20_3" style:display-name="Contents 3" style:family="graphic">
      <style:paragraph-properties fo:margin-left="1.764cm" fo:margin-right="0cm" fo:text-indent="0cm" style:text-autospace="none">
        <style:tab-stops>
          <style:tab-stop style:position="28.219cm" style:type="right" style:leader-style="dotted" style:leader-text="."/>
        </style:tab-stops>
      </style:paragraph-properties>
      <style:text-properties fo:language="zxx" fo:country="none" style:language-asian="zxx" style:country-asian="none" style:font-family-complex="Tahoma" style:font-family-generic-complex="swiss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29.102cm" style:type="right" style:leader-style="dotted" style:leader-text="."/>
        </style:tab-stops>
      </style:paragraph-properties>
      <style:text-properties fo:language="zxx" fo:country="none" style:language-asian="zxx" style:country-asian="none" style:font-family-complex="Tahoma" style:font-family-generic-complex="swiss" style:language-complex="zxx" style:country-complex="none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fo:language="zxx" fo:country="none" style:language-asian="zxx" style:country-asian="none" style:font-family-complex="Tahoma" style:font-family-generic-complex="swiss" style:language-complex="zxx" style:country-complex="none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fo:font-family="Arial" style:font-family-generic="swiss" style:font-pitch="variable" fo:font-size="16pt" fo:language="zxx" fo:country="none" fo:font-weight="bold" style:font-family-asian="'Andale Sans UI', 'Arial Unicode MS'" style:font-family-generic-asian="swiss" style:font-pitch-asian="variable" style:font-size-asian="16pt" style:language-asian="zxx" style:country-asian="none" style:font-weight-asian="bold" style:font-family-complex="Arial" style:font-family-generic-complex="swiss" style:font-pitch-complex="variable" style:font-size-complex="16pt" style:language-complex="zxx" style:country-complex="none" style:font-weight-complex="bold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fo:font-family="Arial" style:font-family-generic="swiss" style:font-pitch="variable" fo:font-size="16pt" fo:language="zxx" fo:country="none" fo:font-weight="bold" style:font-family-asian="'Andale Sans UI', 'Arial Unicode MS'" style:font-family-generic-asian="swiss" style:font-pitch-asian="variable" style:font-size-asian="16pt" style:language-asian="zxx" style:country-asian="none" style:font-weight-asian="bold" style:font-family-complex="Arial" style:font-family-generic-complex="swiss" style:font-pitch-complex="variable" style:font-size-complex="16pt" style:language-complex="zxx" style:country-complex="none" style:font-weight-complex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12DT20H15M2S</meta:editing-duration>
    <meta:editing-cycles>90</meta:editing-cycles>
    <meta:generator>OpenOffice/4.1.14$Win32 OpenOffice.org_project/4114m1$Build-9811</meta:generator>
    <dc:date>2023-11-13T17:03:24.03</dc:date>
    <dc:creator>Josh </dc:creator>
    <meta:document-statistic meta:object-count="217"/>
  </office:meta>
</office:document-meta>
</file>